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01aec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1aecd" officeooo:paragraph-rsid="0001aecd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normal" officeooo:rsid="0001aecd" officeooo:paragraph-rsid="0001aecd" style:font-weight-asian="normal" style:font-weight-complex="normal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01aecd" officeooo:paragraph-rsid="0001aec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2pt" style:text-underline-style="none" fo:font-weight="bold" officeooo:rsid="0001aecd" officeooo:paragraph-rsid="0001aecd" style:font-size-asian="10.5pt" style:font-weight-asian="bold" style:font-size-complex="12pt" style:font-weight-complex="bold"/>
    </style:style>
    <style:style style:name="P6" style:family="paragraph" style:parent-style-name="Standard">
      <style:text-properties fo:font-size="12pt" style:text-underline-style="none" fo:font-weight="normal" officeooo:rsid="0001aecd" officeooo:paragraph-rsid="0001aecd" style:font-size-asian="10.5pt" style:font-weight-asian="normal" style:font-size-complex="12pt" style:font-weight-complex="normal"/>
    </style:style>
    <style:style style:name="P7" style:family="paragraph" style:parent-style-name="Standard">
      <style:text-properties style:text-underline-style="none" fo:font-weight="normal" officeooo:rsid="0001aecd" officeooo:paragraph-rsid="0001aecd" style:font-weight-asian="normal" style:font-weight-complex="normal"/>
    </style:style>
    <style:style style:name="P8" style:family="paragraph" style:parent-style-name="Standard">
      <style:text-properties fo:font-weight="normal" officeooo:paragraph-rsid="0001aecd" style:font-weight-asian="normal" style:font-weight-complex="normal"/>
    </style:style>
    <style:style style:name="P9" style:family="paragraph" style:parent-style-name="Standard">
      <style:text-properties fo:font-weight="normal" officeooo:rsid="0001aecd" officeooo:paragraph-rsid="0001aecd" style:font-weight-asian="normal" style:font-weight-complex="normal"/>
    </style:style>
    <style:style style:name="P10" style:family="paragraph" style:parent-style-name="Standard">
      <style:text-properties fo:font-style="normal" style:text-underline-style="none" fo:font-weight="normal" officeooo:rsid="00027a85" officeooo:paragraph-rsid="00027a85" style:font-style-asian="normal" style:font-weight-asian="normal" style:font-style-complex="normal" style:font-weight-complex="normal"/>
    </style:style>
    <style:style style:name="T1" style:family="text">
      <style:text-properties officeooo:rsid="0001aecd"/>
    </style:style>
    <style:style style:name="T2" style:family="text">
      <style:text-properties fo:font-size="12pt" style:text-underline-style="none" officeooo:rsid="0001aecd" style:font-size-asian="10.5pt" style:font-size-complex="12pt"/>
    </style:style>
    <style:style style:name="T3" style:family="text">
      <style:text-properties officeooo:rsid="00027a85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JERCICIO 1</text:p>
      <text:p text:style-name="P4"/>
      <text:p text:style-name="P5">1.- Escribe el nombre del elemento raíz del archivo <text:a xlink:type="simple" xlink:href="http://moodle.cifpmajadamarcial.com/pluginfile.php/163132/mod_assign/intro/recetas.xml" office:target-frame-name="_blank" xlink:show="new" text:style-name="Internet_20_link" text:visited-style-name="Visited_20_Internet_20_Link">recetas.xml</text:a>. </text:p>
      <text:p text:style-name="P5"/>
      <text:p text:style-name="P6">Recetas</text:p>
      <text:p text:style-name="P6"/>
      <text:p text:style-name="P1"><text:span text:style-name="T2">2.- </text:span>Haz una tabla con los nombres de todos los elementos del archivo recetas. </text:p>
      <text:p text:style-name="P1"/>
      <text:p text:style-name="P1"><text:span text:style-name="T1">3.- </text:span>Indica si son de tipo simple o complejo. </text:p>
      <text:p text:style-name="P1"/>
      <text:p text:style-name="P1"><text:span text:style-name="T1">4.- </text:span>Para los elementos de tipo complejo indica de qué tipo son (XSD Empty, XSD Elements Only, XSD Text Only o XSD Mixed) </text:p>
      <text:p text:style-name="P1"/>
      <text:p text:style-name="P8"/>
      <text:p text:style-name="P3">ELEMENTOS<text:tab/><text:tab/><text:tab/>TIPO<text:tab/><text:tab/><text:tab/><text:tab/>TIPO2</text:p>
      <text:p text:style-name="P3"/>
      <text:p text:style-name="P10">Recetas<text:tab/><text:tab/><text:tab/><text:tab/>Complejo<text:tab/><text:tab/><text:tab/>XSD Elements Only</text:p>
      <text:p text:style-name="P3"/>
      <text:p text:style-name="P7">Receta<text:tab/><text:tab/><text:tab/><text:tab/><text:tab/>Complejo<text:tab/><text:tab/><text:tab/><text:span text:style-name="T3">XSD Mixed</text:span></text:p>
      <text:p text:style-name="P7"/>
      <text:p text:style-name="P7">Ingredientes<text:tab/><text:tab/><text:tab/><text:tab/>Complejo<text:tab/><text:tab/><text:tab/><text:span text:style-name="T3">XSD Elements Only</text:span></text:p>
      <text:p text:style-name="P7"/>
      <text:p text:style-name="P7">Ingrediente<text:tab/><text:tab/><text:tab/><text:tab/>Simple<text:tab/><text:tab/><text:tab/><text:tab/></text:p>
      <text:p text:style-name="P7"/>
      <text:p text:style-name="P7">Preparacion<text:tab/><text:tab/><text:tab/><text:tab/>Complejo<text:tab/><text:tab/><text:tab/><text:span text:style-name="T3">XSD Elements Only</text:span></text:p>
      <text:p text:style-name="P7"/>
      <text:p text:style-name="P7">Paso<text:tab/><text:tab/><text:tab/><text:tab/><text:tab/>Complejo<text:tab/><text:tab/><text:tab/><text:span text:style-name="T3">XSD Mixed</text:span></text:p>
      <text:p text:style-name="P7"/>
      <text:p text:style-name="P7">Utensilio<text:tab/><text:tab/><text:tab/><text:tab/>Simple</text:p>
      <text:p text:style-name="P7"/>
      <text:p text:style-name="P7"/>
      <text:p text:style-name="P9"/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5T19:13:09.178000000</meta:creation-date>
    <dc:date>2018-01-15T19:30:49.640000000</dc:date>
    <meta:editing-duration>PT18S</meta:editing-duration>
    <meta:editing-cycles>1</meta:editing-cycles>
    <meta:document-statistic meta:table-count="0" meta:image-count="0" meta:object-count="0" meta:page-count="1" meta:paragraph-count="14" meta:word-count="89" meta:character-count="582" meta:non-whitespace-character-count="461"/>
    <meta:generator>LibreOffice/5.4.2.2$Windows_X86_64 LibreOffice_project/22b09f6418e8c2d508a9eaf86b2399209b0990f4</meta:generator>
  </office:meta>
</office:document-meta>
</file>